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8e3e3" officeooo:paragraph-rsid="0018e3e3"/>
    </style:style>
    <style:style style:name="P2" style:family="paragraph" style:parent-style-name="Text_20_body" style:list-style-name="L2">
      <style:text-properties officeooo:rsid="0018e3e3" officeooo:paragraph-rsid="0018e3e3"/>
    </style:style>
    <style:style style:name="P3" style:family="paragraph" style:parent-style-name="Text_20_body" style:list-style-name="L2">
      <style:text-properties officeooo:rsid="001b8973" officeooo:paragraph-rsid="001b8973"/>
    </style:style>
    <style:style style:name="P4" style:family="paragraph" style:parent-style-name="Text_20_body" style:list-style-name="L3">
      <style:text-properties officeooo:rsid="001b8973" officeooo:paragraph-rsid="001b8973"/>
    </style:style>
    <style:style style:name="P5" style:family="paragraph" style:parent-style-name="Text_20_body" style:list-style-name="L3">
      <style:text-properties officeooo:rsid="001e8688" officeooo:paragraph-rsid="001e8688"/>
    </style:style>
    <style:style style:name="P6" style:family="paragraph" style:parent-style-name="Text_20_body" style:list-style-name="L3">
      <style:text-properties officeooo:rsid="0020038b" officeooo:paragraph-rsid="0020038b"/>
    </style:style>
    <style:style style:name="P7" style:family="paragraph" style:parent-style-name="Text_20_body">
      <style:text-properties officeooo:paragraph-rsid="00266870"/>
    </style:style>
    <style:style style:name="P8" style:family="paragraph" style:parent-style-name="Title">
      <style:text-properties officeooo:rsid="0018e3e3" officeooo:paragraph-rsid="0018e3e3"/>
    </style:style>
    <style:style style:name="P9" style:family="paragraph" style:parent-style-name="Heading_20_1">
      <style:text-properties officeooo:rsid="00266870" officeooo:paragraph-rsid="00266870"/>
    </style:style>
    <style:style style:name="T1" style:family="text">
      <style:text-properties officeooo:rsid="0018e3e3"/>
    </style:style>
    <style:style style:name="T2" style:family="text">
      <style:text-properties officeooo:rsid="001dcc56"/>
    </style:style>
    <style:style style:name="T3" style:family="text">
      <style:text-properties officeooo:rsid="0021bbe4"/>
    </style:style>
    <style:style style:name="T4" style:family="text">
      <style:text-properties officeooo:rsid="0023dfc7"/>
    </style:style>
    <style:style style:name="T5" style:family="text">
      <style:text-properties officeooo:rsid="00263513"/>
    </style:style>
    <style:style style:name="T6" style:family="text">
      <style:text-properties fo:font-weight="bold" style:font-weight-asian="bold" style:font-weight-complex="bold"/>
    </style:style>
    <style:style style:name="T7" style:family="text">
      <style:text-properties fo:font-weight="bold" officeooo:rsid="0018e3e3"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ntegration priority and complexity shuffler</text:p>
      <text:p text:style-name="P1"/>
      <text:h text:style-name="P9" text:outline-level="1">Purpose</text:h>
      <text:p text:style-name="P7"><text:span text:style-name="T1">To </text:span><text:span text:style-name="T7">help</text:span><text:span text:style-name="T1"> integration teams identify complexity between multiple integration requests and prioritize them. </text:span></text:p>
      <text:p text:style-name="P7"><text:span text:style-name="T1">This tool should not be used as the definitive answer to select between integration. The information stored for each integration is small enough to make a quick decision and lacks details for a final answer.</text:span></text:p>
      <text:h text:style-name="Heading_20_1" text:outline-level="1">Proposal</text:h>
      <text:p text:style-name="P1">A web based platform where the integration functional team add<text:span text:style-name="T2">s</text:span> integration requests and detail them on a very high level. People should be able to choose between patterns that will translate to visual glyphs and easily be able to be identified. Descriptive text should be limited between 50 and 100 characters to keep it short, easy to read and interpret.</text:p>
      <text:h text:style-name="Heading_20_1" text:outline-level="1">How it works</text:h>
      <text:list xml:id="list4130434827801456252" text:style-name="L2">
        <text:list-item>
          <text:p text:style-name="P2">Integration functional team inserts integration requests</text:p>
        </text:list-item>
        <text:list-item>
          <text:p text:style-name="P2">Integration team members both architects and developers access the tool from time to time and select between two integrations that appear:</text:p>
          <text:list>
            <text:list-item>
              <text:p text:style-name="P2">The one with higher complexity</text:p>
            </text:list-item>
            <text:list-item>
              <text:p text:style-name="P2">The one with higher priority</text:p>
            </text:list-item>
          </text:list>
        </text:list-item>
        <text:list-item>
          <text:p text:style-name="P3">Integration project managers access reports from the tool to make decision on which integration to prioritize</text:p>
        </text:list-item>
      </text:list>
      <text:h text:style-name="Heading_20_1" text:outline-level="1">Constraints</text:h>
      <text:list xml:id="list4164686915690581116" text:style-name="L3">
        <text:list-item>
          <text:p text:style-name="P4">Only integrations in the backlog should appear to be voted</text:p>
        </text:list-item>
        <text:list-item>
          <text:p text:style-name="P4">The selected combination should be stored in a cookie to avoid the same person to vote again too soon before voting on others</text:p>
        </text:list-item>
        <text:list-item>
          <text:p text:style-name="P4">As the complexity and priority is relative, eventually the combinations may repeat, but not that often</text:p>
        </text:list-item>
        <text:list-item>
          <text:p text:style-name="P5">The descriptive text area for complexity should allow a maximum number of 100 characters</text:p>
        </text:list-item>
        <text:list-item>
          <text:p text:style-name="P5"><text:soft-page-break/>The descriptive text area for priority should allow a maximum number of 50 characters</text:p>
        </text:list-item>
        <text:list-item>
          <text:p text:style-name="P5">The glyphs for each integration pattern should be easily recognized and do not make confusion</text:p>
        </text:list-item>
        <text:list-item>
          <text:p text:style-name="P6"><text:span text:style-name="T4">The information should be clear enough for n</text:span>o more than 1 minute <text:span text:style-name="T5">can </text:span>be spent to vote on each <text:span text:style-name="T3">combination in the scre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usto </meta:initial-creator>
    <meta:creation-date>2014-04-23T00:30:24.006151240</meta:creation-date>
    <dc:date>2014-04-23T00:50:44.527470685</dc:date>
    <dc:creator>fausto </dc:creator>
    <meta:editing-duration>PT11M7S</meta:editing-duration>
    <meta:editing-cycles>14</meta:editing-cycles>
    <meta:generator>LibreOffice/4.2.3.3$Linux_X86_64 LibreOffice_project/420m0$Build-3</meta:generator>
    <meta:document-statistic meta:table-count="0" meta:image-count="0" meta:object-count="0" meta:page-count="2" meta:paragraph-count="20" meta:word-count="299" meta:character-count="1795" meta:non-whitespace-character-count="1527"/>
  </office:meta>
</office:document-meta>
</file>